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000000090964572FEADA321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Mono" svg:font-family="'Roboto Mono'"/>
    <style:font-face style:name="Roboto Mono1" svg:font-family="'Roboto Mono', Monaco, Menlo, 'Ubuntu Mono', Consolas, source-code-pro, monospace"/>
    <style:font-face style:name="Roboto" svg:font-family="Roboto, HelveticaNeue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14cm" table:align="center"/>
    </style:style>
    <style:style style:name="Table1.A" style:family="table-column">
      <style:table-column-properties style:column-width="6.087cm"/>
    </style:style>
    <style:style style:name="Table1.B" style:family="table-column">
      <style:table-column-properties style:column-width="5.396cm"/>
    </style:style>
    <style:style style:name="Table1.C" style:family="table-column">
      <style:table-column-properties style:column-width="5.131cm"/>
    </style:style>
    <style:style style:name="Table1.A1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1e1e1"/>
    </style:style>
    <style:style style:name="P1" style:family="paragraph" style:parent-style-name="Heading_20_2">
      <style:text-properties officeooo:rsid="001484c9" officeooo:paragraph-rsid="001484c9"/>
    </style:style>
    <style:style style:name="P2" style:family="paragraph" style:parent-style-name="Heading_20_2">
      <style:text-properties fo:font-variant="normal" fo:text-transform="none" fo:color="#222222" style:font-name="Roboto" fo:font-style="normal" fo:font-weight="bold" officeooo:rsid="001484c9" officeooo:paragraph-rsid="001484c9"/>
    </style:style>
    <style:style style:name="P3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7f439"/>
    </style:style>
    <style:style style:name="P5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Roboto" fo:font-size="11.25pt" fo:letter-spacing="normal" fo:font-style="normal" fo:font-weight="bold" officeooo:paragraph-rsid="0017f439"/>
    </style:style>
    <style:style style:name="P6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fo:font-variant="normal" fo:text-transform="none" fo:color="#222222" style:font-name="Roboto" fo:font-size="16.5pt" fo:font-style="normal" fo:font-weight="bold" officeooo:paragraph-rsid="001b502f"/>
    </style:style>
    <style:style style:name="P7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fo:color="#aaaaaa" style:font-name="Roboto Mono" fo:font-size="16.5pt" fo:font-weight="bold" officeooo:paragraph-rsid="001b502f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589c0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7f439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58af2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fo:color="#aaaaaa" style:font-name="Roboto Mono" fo:font-size="16.5pt" fo:font-weight="bold" officeooo:paragraph-rsid="001b502f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Roboto" fo:font-size="11.2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Roboto" fo:font-size="11.25pt" fo:letter-spacing="normal" fo:font-style="normal" fo:font-weight="normal" officeooo:paragraph-rsid="0017f439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fo:font-variant="normal" fo:text-transform="none" fo:color="#222222" style:font-name="Roboto" fo:font-size="11.25pt" fo:letter-spacing="normal" fo:font-style="normal" fo:font-weight="normal" officeooo:paragraph-rsid="001b502f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fo:font-variant="normal" fo:text-transform="none" fo:color="#aaaaaa" style:font-name="Roboto Mono" fo:font-size="16.5pt" fo:letter-spacing="normal" fo:font-style="normal" fo:font-weight="bold" officeooo:paragraph-rsid="001b502f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officeooo:paragraph-rsid="001b502f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7f439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222222" style:font-name="Roboto" fo:font-size="11.25pt" fo:letter-spacing="normal" fo:font-style="normal" fo:font-weight="normal" officeooo:paragraph-rsid="0017f439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.074cm" fo:border-left="none" fo:border-right="none" fo:border-top="none" fo:border-bottom="0.99pt solid #000000" style:join-border="false"/>
      <style:text-properties officeooo:paragraph-rsid="001589c0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.074cm" fo:border-left="none" fo:border-right="none" fo:border-top="none" fo:border-bottom="0.99pt solid #000000" style:join-border="false"/>
      <style:text-properties fo:font-variant="normal" fo:text-transform="none" fo:color="#222222" style:font-name="Roboto" fo:font-size="11.25pt" fo:letter-spacing="normal" fo:font-style="normal" fo:font-weight="normal" officeooo:paragraph-rsid="001b502f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4" style:family="paragraph" style:parent-style-name="Heading_20_1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/>
      <style:text-properties fo:font-weight="normal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Roboto" fo:font-size="11.25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22222" style:font-name="Roboto" fo:font-size="11.2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22222" style:font-name="Roboto" fo:font-size="11.25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fo:color="#aaaaaa" style:font-name="Roboto Mono" fo:font-size="16.5pt" fo:font-weight="bold"/>
    </style:style>
    <style:style style:name="P29" style:family="paragraph" style:parent-style-name="Standard">
      <style:text-properties officeooo:rsid="001484c9" officeooo:paragraph-rsid="001484c9"/>
    </style:style>
    <style:style style:name="P30" style:family="paragraph" style:parent-style-name="Standard">
      <style:text-properties fo:font-variant="normal" fo:text-transform="none" fo:color="#222222" style:font-name="Roboto" fo:font-size="11.25pt" fo:letter-spacing="normal" fo:font-style="normal" fo:font-weight="normal" officeooo:rsid="001484c9" officeooo:paragraph-rsid="001484c9"/>
    </style:style>
    <style:style style:name="P3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484c9" officeooo:paragraph-rsid="001484c9"/>
    </style:style>
    <style:style style:name="P32" style:family="paragraph" style:parent-style-name="Text_20_body">
      <style:paragraph-properties style:line-height-at-least="1.005cm" fo:text-align="center" style:justify-single-word="false" fo:orphans="2" fo:widows="2"/>
    </style:style>
    <style:style style:name="P33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222222" style:font-name="Roboto" fo:font-size="11.25pt" fo:letter-spacing="normal" fo:font-style="normal" fo:font-weight="normal"/>
    </style:style>
    <style:style style:name="P34" style:family="paragraph" style:parent-style-name="Heading_20_2">
      <style:paragraph-properties fo:margin-top="0cm" fo:margin-bottom="0cm" loext:contextual-spacing="false" fo:line-height="125%" fo:text-align="start" style:justify-single-word="false"/>
      <style:text-properties fo:font-weight="normal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style:font-name="Roboto Mono1" fo:font-style="normal" fo:font-weight="normal"/>
    </style:style>
    <style:style style:name="P36" style:family="paragraph" style:parent-style-name="Table_20_Contents">
      <style:paragraph-properties fo:text-align="start" style:justify-single-word="false"/>
      <style:text-properties fo:font-variant="normal" fo:text-transform="none" style:font-name="Roboto Mono1" fo:font-style="normal" fo:font-weight="normal"/>
    </style:style>
    <style:style style:name="P37" style:family="paragraph" style:parent-style-name="Table_20_Contents">
      <style:paragraph-properties fo:text-align="start" style:justify-single-word="false"/>
      <style:text-properties fo:font-variant="normal" fo:text-transform="none"/>
    </style:style>
    <style:style style:name="P38" style:family="paragraph" style:parent-style-name="Table_20_Contents">
      <style:paragraph-properties fo:text-align="start" style:justify-single-word="false"/>
    </style:style>
    <style:style style:name="P39" style:family="paragraph" style:parent-style-name="Table_20_Contents">
      <style:paragraph-properties fo:text-align="start" style:justify-single-word="false"/>
      <style:text-properties style:font-name="Roboto Mono1" fo:font-size="9.75pt" fo:background-color="#f1f1f1" loext:padding="0.049cm" loext:border="0.06pt solid #e1e1e1"/>
    </style:style>
    <style:style style:name="P40" style:family="paragraph" style:parent-style-name="Table_20_Heading">
      <style:paragraph-properties fo:text-align="start" style:justify-single-word="false"/>
    </style:style>
    <style:style style:name="P41" style:family="paragraph" style:parent-style-name="Quotations">
      <style:paragraph-properties fo:margin-left="1.265cm" fo:margin-right="1.265cm" fo:text-align="start" style:justify-single-word="false" fo:text-indent="0cm" style:auto-text-indent="false" fo:padding-left="0.265cm" fo:padding-right="0cm" fo:padding-top="0cm" fo:padding-bottom="0cm" fo:border-left="3.74pt solid #cccccc" fo:border-right="none" fo:border-top="none" fo:border-bottom="none"/>
    </style:style>
    <style:style style:name="P4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484c9" officeooo:paragraph-rsid="001484c9"/>
    </style:style>
    <style:style style:name="P43" style:family="paragraph" style:parent-style-name="Standard">
      <style:text-properties officeooo:rsid="00273f77" officeooo:paragraph-rsid="00273f77"/>
    </style:style>
    <style:style style:name="P44" style:family="paragraph" style:parent-style-name="Standard">
      <style:text-properties officeooo:rsid="0029c0b6" officeooo:paragraph-rsid="0029c0b6"/>
    </style:style>
    <style:style style:name="P45" style:family="paragraph" style:parent-style-name="Table_20_Contents" style:list-style-name="L1">
      <style:paragraph-properties fo:text-align="start" style:justify-single-word="false"/>
    </style:style>
    <style:style style:name="P46" style:family="paragraph" style:parent-style-name="Table_20_Contents" style:list-style-name="L2">
      <style:paragraph-properties fo:text-align="start" style:justify-single-word="false"/>
    </style:style>
    <style:style style:name="P47" style:family="paragraph" style:parent-style-name="Table_20_Contents" style:list-style-name="L1">
      <style:paragraph-properties fo:margin-top="0cm" fo:margin-bottom="0.499cm" loext:contextual-spacing="false" fo:text-align="start" style:justify-single-word="false"/>
    </style:style>
    <style:style style:name="P48" style:family="paragraph" style:parent-style-name="Table_20_Contents" style:list-style-name="L2">
      <style:paragraph-properties fo:margin-top="0cm" fo:margin-bottom="0.499cm" loext:contextual-spacing="false" fo:text-align="start" style:justify-single-word="false"/>
    </style:style>
    <style:style style:name="T1" style:family="text">
      <style:text-properties style:font-name="Roboto Mono1" fo:background-color="#f1f1f1" loext:char-shading-value="0" loext:padding="0.049cm" loext:border="0.06pt solid #e1e1e1"/>
    </style:style>
    <style:style style:name="T2" style:family="text">
      <style:text-properties fo:font-variant="normal" fo:text-transform="none" fo:color="#222222" style:font-name="Roboto" fo:font-size="11.25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1.25pt" fo:letter-spacing="normal" fo:font-style="normal" fo:font-weight="normal" fo:background-color="#f1f1f1" loext:char-shading-value="0" style:font-weight-asian="bold" style:font-weight-complex="bold" loext:padding="0.049cm" loext:border="0.06pt solid #e1e1e1"/>
    </style:style>
    <style:style style:name="T4" style:family="text">
      <style:text-properties fo:font-variant="normal" fo:text-transform="none" fo:color="#222222" style:font-name="Roboto" fo:font-size="11.25pt" fo:letter-spacing="normal" fo:font-style="normal" fo:font-weight="normal" fo:background-color="#f1f1f1" loext:char-shading-value="0" loext:padding="0.049cm" loext:border="0.06pt solid #e1e1e1"/>
    </style:style>
    <style:style style:name="T5" style:family="text">
      <style:text-properties fo:font-variant="normal" fo:text-transform="none" fo:color="#222222" style:font-name="Roboto" fo:font-size="11.25pt" fo:letter-spacing="normal" fo:font-style="normal" fo:font-weight="bold"/>
    </style:style>
    <style:style style:name="T6" style:family="text">
      <style:text-properties fo:font-variant="normal" fo:text-transform="none" fo:color="#222222" style:font-name="Roboto" fo:font-size="11.25pt" fo:letter-spacing="normal" fo:font-style="normal" fo:font-weight="bold" fo:background-color="#f1f1f1" loext:char-shading-value="0" style:font-weight-asian="bold" style:font-weight-complex="bold" loext:padding="0.049cm" loext:border="0.06pt solid #e1e1e1"/>
    </style:style>
    <style:style style:name="T7" style:family="text">
      <style:text-properties fo:font-variant="normal" fo:text-transform="none" fo:color="#222222" style:font-name="Roboto" fo:font-size="11.25pt" fo:letter-spacing="normal" fo:font-style="normal" fo:background-color="#f1f1f1" loext:char-shading-value="0" loext:padding="0.049cm" loext:border="0.06pt solid #e1e1e1"/>
    </style:style>
    <style:style style:name="T8" style:family="text">
      <style:text-properties fo:font-variant="normal" fo:text-transform="none" fo:color="#222222" style:font-name="Roboto" fo:font-style="normal" fo:font-weight="bold"/>
    </style:style>
    <style:style style:name="T9" style:family="text">
      <style:text-properties fo:font-variant="normal" fo:text-transform="none" fo:color="#222222" style:font-name="Roboto Mono1" fo:font-size="11.25pt" fo:letter-spacing="normal" fo:font-style="normal" fo:font-weight="normal" fo:background-color="#f1f1f1" loext:char-shading-value="0" loext:padding="0.049cm" loext:border="0.06pt solid #e1e1e1"/>
    </style:style>
    <style:style style:name="T10" style:family="text">
      <style:text-properties fo:font-variant="normal" fo:text-transform="none" fo:color="#222222" style:font-name="Roboto Mono1" fo:font-size="11.25pt" fo:letter-spacing="normal" fo:font-style="normal" fo:font-weight="normal" fo:background-color="#f1f1f1" loext:char-shading-value="0" style:font-weight-asian="bold" style:font-weight-complex="bold" loext:padding="0.049cm" loext:border="0.06pt solid #e1e1e1"/>
    </style:style>
    <style:style style:name="T11" style:family="text">
      <style:text-properties fo:font-variant="normal" fo:text-transform="none" fo:color="#222222" style:font-name="Roboto Mono1" fo:font-size="11.25pt" fo:letter-spacing="normal" fo:font-style="normal" fo:font-weight="bold" fo:background-color="#f1f1f1" loext:char-shading-value="0" style:font-weight-asian="bold" style:font-weight-complex="bold" loext:padding="0.049cm" loext:border="0.06pt solid #e1e1e1"/>
    </style:style>
    <style:style style:name="T12" style:family="text">
      <style:text-properties fo:font-variant="normal" fo:text-transform="none" fo:color="#222222" style:font-name="Roboto Mono1" fo:font-size="11.25pt" fo:letter-spacing="normal" fo:font-style="normal" fo:font-weight="bold" officeooo:rsid="001589c0" fo:background-color="#f1f1f1" loext:char-shading-value="0" style:font-weight-asian="bold" style:font-weight-complex="bold" loext:padding="0.049cm" loext:border="0.06pt solid #e1e1e1"/>
    </style:style>
    <style:style style:name="T13" style:family="text">
      <style:text-properties fo:font-variant="normal" fo:text-transform="none" fo:color="#222222" fo:font-size="11.25pt" fo:letter-spacing="normal" fo:font-style="normal" fo:font-weight="normal"/>
    </style:style>
    <style:style style:name="T14" style:family="text">
      <style:text-properties fo:font-variant="normal" fo:text-transform="none" fo:color="#222222" style:text-line-through-style="none" style:text-line-through-type="none" fo:font-size="9pt" fo:letter-spacing="normal" fo:font-style="normal" fo:font-weight="bold" officeooo:rsid="001589c0" fo:background-color="#ffff00" loext:char-shading-value="0" style:font-size-asian="9pt" style:font-weight-asian="bold" style:font-size-complex="9pt" style:font-weight-complex="bold" loext:padding="0.049cm" loext:border="0.06pt solid #e1e1e1"/>
    </style:style>
    <style:style style:name="T15" style:family="text">
      <style:text-properties fo:font-variant="normal" fo:text-transform="none" fo:color="#222222" fo:letter-spacing="normal"/>
    </style:style>
    <style:style style:name="T16" style:family="text">
      <style:text-properties fo:font-variant="normal" fo:text-transform="none" fo:color="#aaaaaa" fo:font-size="11.25pt" fo:letter-spacing="normal" fo:font-style="normal" fo:font-weight="normal"/>
    </style:style>
    <style:style style:name="T17" style:family="text">
      <style:text-properties fo:font-variant="normal" fo:text-transform="none" fo:color="#aaaaaa" style:font-name="Roboto Mono" fo:font-size="13.5pt" fo:letter-spacing="normal" fo:font-style="normal" fo:font-weight="bold"/>
    </style:style>
    <style:style style:name="T18" style:family="text">
      <style:text-properties fo:font-variant="normal" fo:text-transform="none" style:font-name="Roboto Mono1" fo:font-style="normal" fo:font-weight="normal" fo:background-color="#f1f1f1" loext:char-shading-value="0" loext:padding="0.049cm" loext:border="0.06pt solid #e1e1e1"/>
    </style:style>
    <style:style style:name="T19" style:family="text">
      <style:text-properties fo:color="#1eaedb" fo:background-color="transparent" loext:char-shading-value="0"/>
    </style:style>
    <style:style style:name="T20" style:family="text">
      <style:text-properties fo:font-weight="bold"/>
    </style:style>
    <style:style style:name="T21" style:family="text">
      <style:text-properties style:text-line-through-style="none" style:text-line-through-type="none" officeooo:rsid="001589c0"/>
    </style:style>
    <style:style style:name="T22" style:family="text">
      <style:text-properties style:text-line-through-style="none" style:text-line-through-type="none" fo:font-size="9pt" fo:background-color="#ffff00" loext:char-shading-value="0" style:font-size-asian="9pt" style:font-size-complex="9pt"/>
    </style:style>
    <style:style style:name="T23" style:family="text">
      <style:text-properties style:text-line-through-style="none" style:text-line-through-type="none" fo:font-size="9pt" officeooo:rsid="001589c0" fo:background-color="#ffff00" loext:char-shading-value="0" style:font-size-asian="9pt" style:font-size-complex="9pt"/>
    </style:style>
    <style:style style:name="T24" style:family="text">
      <style:text-properties fo:text-transform="uppercase" fo:color="#ffffff" style:text-line-through-style="none" style:text-line-through-type="none" style:font-name="Roboto" fo:font-size="8.25pt" fo:letter-spacing="normal" fo:font-style="normal" style:text-underline-style="none" fo:font-weight="bold" style:text-blinking="false" fo:background-color="#33c3f0" loext:char-shading-value="0" loext:padding-left="0.397cm" loext:padding-right="0cm" loext:padding-top="0.049cm" loext:padding-bottom="0cm" loext:border-left="0.06pt solid #33c3f0" loext:border-right="none" loext:border-top="0.06pt solid #33c3f0" loext:border-bottom="none"/>
    </style:style>
    <style:style style:name="T25" style:family="text">
      <style:text-properties fo:color="#888888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Git Markdown to use formatters for wiki and gitter</text:p>
      <text:p text:style-name="P29"/>
      <text:p text:style-name="P29"/>
      <text:p text:style-name="P43"><text:a xlink:type="simple" xlink:href="http://commonmark.org/" text:style-name="Internet_20_link" text:visited-style-name="Visited_20_Internet_20_Link">http://commonmark.org/</text:a></text:p>
      <text:p text:style-name="P43"/>
      <text:p text:style-name="P44">https://github.com/tchapi/markdown-cheatsheet/blob/master/README.md</text:p>
      <text:p text:style-name="P29"/>
      <text:p text:style-name="P31"/>
      <text:p text:style-name="P29"><text:span text:style-name="Source_20_Text"><text:span text:style-name="T10"/></text:span></text:p>
      <text:p text:style-name="P29"><draw:frame draw:style-name="fr1" draw:name="Frame1" text:anchor-type="paragraph" svg:width="25.4cm" draw:z-index="0"><draw:text-box fo:min-height="0.041cm"><text:p text:style-name="P33"><text:span text:style-name="T20">Markdown</text:span> is a simple way to format text that looks great on any device. It doesn’t do anything fancy like change the font size, color, or type — just the essentials, using keyboard symbols you already know.</text:p></draw:text-box></draw:frame><draw:frame draw:style-name="fr1" draw:name="Frame2" text:anchor-type="paragraph" svg:width="25.4cm" draw:z-index="1"><draw:text-box fo:min-height="0.041cm"><text:p text:style-name="P32"><text:a xlink:type="simple" xlink:href="http://commonmark.org/help/tutorial/" text:style-name="Internet_20_link" text:visited-style-name="Visited_20_Internet_20_Link"><text:span text:style-name="T24">TRY OUR 10 MINUTE MARKDOWN TUTORIAL</text:span></text:a></text:p></draw:text-box></draw:frame><draw:frame draw:style-name="fr1" draw:name="Frame3" text:anchor-type="paragraph" svg:width="25.4cm" draw:z-index="2"><draw:text-box fo:min-height="0.041cm"><table:table table:name="Table1" table:style-name="Table1"><table:table-column table:style-name="Table1.A"/><table:table-column table:style-name="Table1.B"/><table:table-column table:style-name="Table1.C"/><table:table-header-rows><table:table-row><table:table-cell table:style-name="Table1.A1" office:value-type="string"><text:p text:style-name="P40">Type</text:p></table:table-cell><table:table-cell table:style-name="Table1.A1" office:value-type="string"><text:p text:style-name="P40">Or</text:p></table:table-cell><table:table-cell table:style-name="Table1.A1" office:value-type="string"><text:p text:style-name="P40">… to Get</text:p></table:table-cell></table:table-row></table:table-header-rows><table:table-row><table:table-cell table:style-name="Table1.A1" office:value-type="string"><text:p text:style-name="P36">*Italic*</text:p></table:table-cell><table:table-cell table:style-name="Table1.A1" office:value-type="string"><text:p text:style-name="P36">_Italic_</text:p></table:table-cell><table:table-cell table:style-name="Table1.A1" office:value-type="string"><text:p text:style-name="P38"><text:span text:style-name="Emphasis">Italic</text:span></text:p></table:table-cell></table:table-row><table:table-row><table:table-cell table:style-name="Table1.A1" office:value-type="string"><text:p text:style-name="P36">**Bold**</text:p></table:table-cell><table:table-cell table:style-name="Table1.A1" office:value-type="string"><text:p text:style-name="P36">__Bold__</text:p></table:table-cell><table:table-cell table:style-name="Table1.A1" office:value-type="string"><text:p text:style-name="P38"><text:span text:style-name="Strong_20_Emphasis"><text:span text:style-name="T20">Bold</text:span></text:span></text:p></table:table-cell></table:table-row><table:table-row><table:table-cell table:style-name="Table1.A1" office:value-type="string"><text:p text:style-name="P36"># Heading 1</text:p></table:table-cell><table:table-cell table:style-name="Table1.A1" office:value-type="string"><text:p text:style-name="P36">Heading 1<text:line-break/>=========</text:p></table:table-cell><table:table-cell table:style-name="Table1.A1" office:value-type="string"><text:h text:style-name="P24" text:outline-level="1">Heading 1</text:h></table:table-cell></table:table-row><table:table-row><table:table-cell table:style-name="Table1.A1" office:value-type="string"><text:p text:style-name="P36">## Heading 2</text:p></table:table-cell><table:table-cell table:style-name="Table1.A1" office:value-type="string"><text:p text:style-name="P36">Heading 2<text:line-break/>---------</text:p></table:table-cell><table:table-cell table:style-name="Table1.A1" office:value-type="string"><text:h text:style-name="P34" text:outline-level="2">Heading 2</text:h></table:table-cell></table:table-row><table:table-row><table:table-cell table:style-name="Table1.A1" office:value-type="string"><text:p text:style-name="P36">[Link](http://a.com)</text:p></table:table-cell><table:table-cell table:style-name="Table1.A1" office:value-type="string"><text:p text:style-name="P36">[Link][1]<text:line-break/>⋮<text:line-break/>[1]: http://b.org</text:p></table:table-cell><table:table-cell table:style-name="Table1.A1" office:value-type="string"><text:p text:style-name="P38"><text:a xlink:type="simple" xlink:href="http://commonmark.org/" text:style-name="Internet_20_link" text:visited-style-name="Visited_20_Internet_20_Link"><text:span text:style-name="T19">Link</text:span></text:a></text:p></table:table-cell></table:table-row><table:table-row><table:table-cell table:style-name="Table1.A1" office:value-type="string"><text:p text:style-name="P36">![Image](http://url/a.png)</text:p></table:table-cell><table:table-cell table:style-name="Table1.A1" office:value-type="string"><text:p text:style-name="P36">![Image][1]<text:line-break/>⋮<text:line-break/>[1]: http://url/b.jpg</text:p></table:table-cell><table:table-cell table:style-name="Table1.A1" office:value-type="string"><text:p text:style-name="P38"><draw:frame draw:style-name="fr2" draw:name="Image1" text:anchor-type="as-char" svg:width="0.953cm" svg:height="0.953cm" draw:z-index="3"><draw:image xlink:href="Pictures/100002010000009000000090964572FEADA321F2.png" xlink:type="simple" xlink:show="embed" xlink:actuate="onLoad"/><svg:title>Markdown</svg:title></draw:frame></text:p></table:table-cell></table:table-row><table:table-row><table:table-cell table:style-name="Table1.A1" office:value-type="string"><text:p text:style-name="P36">&gt; Blockquote</text:p></table:table-cell><table:table-cell table:style-name="Table1.A1" office:value-type="string"><text:p text:style-name="P37"> </text:p></table:table-cell><table:table-cell table:style-name="Table1.A1" office:value-type="string"><text:p text:style-name="P41">Blockquote</text:p></table:table-cell></table:table-row><table:table-row><table:table-cell table:style-name="Table1.A1" office:value-type="string"><text:p text:style-name="P35">* List<text:line-break/>* List<text:line-break/>* List</text:p></table:table-cell><table:table-cell table:style-name="Table1.A1" office:value-type="string"><text:p text:style-name="P35">- List<text:line-break/>- List<text:line-break/>- List</text:p></table:table-cell><table:table-cell table:style-name="Table1.A1" office:value-type="string"><text:list xml:id="list6313893742154911711" text:style-name="L1"><text:list-item><text:p text:style-name="P45">List</text:p></text:list-item><text:list-item><text:p text:style-name="P45">List</text:p></text:list-item><text:list-item><text:p text:style-name="P47">List</text:p></text:list-item></text:list></table:table-cell></table:table-row><table:table-row><table:table-cell table:style-name="Table1.A1" office:value-type="string"><text:p text:style-name="P35">1. One<text:line-break/>2. Two<text:line-break/>3. Three</text:p></table:table-cell><table:table-cell table:style-name="Table1.A1" office:value-type="string"><text:p text:style-name="P35">1) One<text:line-break/>2) Two<text:line-break/>3) Three</text:p></table:table-cell><table:table-cell table:style-name="Table1.A1" office:value-type="string"><text:list xml:id="list7072083505455012291" text:style-name="L2"><text:list-item><text:p text:style-name="P46">One</text:p></text:list-item><text:list-item><text:p text:style-name="P46">Two</text:p></text:list-item><text:list-item><text:p text:style-name="P48">Three</text:p></text:list-item></text:list></table:table-cell></table:table-row><table:table-row><table:table-cell table:style-name="Table1.A1" office:value-type="string"><text:p text:style-name="P36">Horizontal Rule<text:line-break/><text:line-break/>---</text:p></table:table-cell><table:table-cell table:style-name="Table1.A1" office:value-type="string"><text:p text:style-name="P36">Horizontal Rule<text:line-break/><text:line-break/>***</text:p></table:table-cell><table:table-cell table:style-name="Table1.A1" office:value-type="string"><text:p text:style-name="P38">Horizontal Rule</text:p><text:p text:style-name="Horizontal_20_Line"/></table:table-cell></table:table-row><table:table-row><table:table-cell table:style-name="Table1.A1" office:value-type="string"><text:p text:style-name="P36">`Inline code` with backticks</text:p></table:table-cell><table:table-cell table:style-name="Table1.A1" office:value-type="string"><text:p text:style-name="P37"> </text:p></table:table-cell><table:table-cell table:style-name="Table1.A1" office:value-type="string"><text:p text:style-name="P23"><text:span text:style-name="Source_20_Text"><text:span text:style-name="T18">Inline code</text:span></text:span> with backticks</text:p></table:table-cell></table:table-row><table:table-row><table:table-cell table:style-name="Table1.A1" office:value-type="string"><text:p text:style-name="P36">```<text:line-break/># code block<text:line-break/>print '3 backticks or'<text:line-break/>print 'indent 4 spaces'<text:line-break/>```</text:p></table:table-cell><table:table-cell table:style-name="Table1.A1" office:value-type="string"><text:p text:style-name="P36"><text:span text:style-name="T25">····</text:span># code block<text:line-break/><text:span text:style-name="T25">····</text:span>print '3 backticks or'<text:line-break/><text:span text:style-name="T25">····</text:span>print 'indent 4 spaces'</text:p></table:table-cell><table:table-cell table:style-name="Table1.A1" office:value-type="string"><text:p text:style-name="P39"># code block <text:line-break/>print '3 backticks or' <text:line-break/>print 'indent 4 spaces'</text:p></table:table-cell></table:table-row></table:table></draw:text-box></draw:frame><text:soft-page-break/><text:span text:style-name="Source_20_Text"><text:span text:style-name="T10"/></text:span></text:p>
      <text:p text:style-name="P29"><text:span text:style-name="Source_20_Text"><text:span text:style-name="T10"/></text:span></text:p>
      <text:p text:style-name="P31"><text:span text:style-name="Source_20_Text"><text:span text:style-name="T10"/></text:span></text:p>
      <text:p text:style-name="P29"><text:span text:style-name="Source_20_Text"><text:span text:style-name="T10"/></text:span></text:p>
      <text:h text:style-name="P1" text:outline-level="2"><text:span text:style-name="Source_20_Text"><text:span text:style-name="T6">Emphasis</text:span></text:span></text:h>
      <text:p text:style-name="P8"><text:span text:style-name="T2">To create italic, wrap with asterisks </text:span><text:span text:style-name="Source_20_Text"><text:span text:style-name="T9">*</text:span></text:span><text:span text:style-name="T2"> or underscores </text:span><text:span text:style-name="Source_20_Text"><text:span text:style-name="T9">_</text:span></text:span><text:span text:style-name="T2">.</text:span></text:p>
      <text:p text:style-name="P11"><text:span text:style-name="T2">To create italic, wrap with asterisks </text:span><text:span text:style-name="Source_20_Text"><text:span text:style-name="T9">**</text:span></text:span><text:span text:style-name="T2"> or underscores </text:span><text:span text:style-name="Source_20_Text"><text:span text:style-name="T9">__</text:span></text:span><text:span text:style-name="T2">.</text:span></text:p>
      <text:p text:style-name="P8"><text:span text:style-name="T2">To avoid creating bold or italic, place a backslash in front </text:span><text:span text:style-name="Source_20_Text"><text:span text:style-name="T9">\*</text:span></text:span><text:span text:style-name="T2"> or </text:span><text:span text:style-name="Source_20_Text"><text:span text:style-name="T9">\_</text:span></text:span><text:span text:style-name="T2">.</text:span></text:p>
      <text:p text:style-name="P29"><text:soft-page-break/><text:span text:style-name="Source_20_Text"><text:span text:style-name="T10"/></text:span></text:p>
      <text:h text:style-name="P2" text:outline-level="2">Paragraphs</text:h>
      <text:p text:style-name="P26">A paragraph is consecutive lines of text with one or more blank lines between them.</text:p>
      <text:p text:style-name="P8"><text:span text:style-name="T2">For a line break, add either a backslash </text:span><text:span text:style-name="Source_20_Text"><text:span text:style-name="T9">\</text:span></text:span><text:span text:style-name="T2">or two blank spaces at the end of the line</text:span></text:p>
      <text:p text:style-name="P29"><text:span text:style-name="T2">Use either two spaces or a backslash </text:span><text:span text:style-name="Source_20_Text"><text:span text:style-name="T9">\</text:span></text:span><text:span text:style-name="T15"> </text:span><text:span text:style-name="T2">at the end of a line to create a line break.</text:span></text:p>
      <text:p text:style-name="P30"/>
      <text:p text:style-name="P30"/>
      <text:p text:style-name="P29"/>
      <text:h text:style-name="P2" text:outline-level="2">Headings</text:h>
      <text:p text:style-name="P8"><text:span text:style-name="T2">Starting a line with a hash </text:span><text:span text:style-name="Source_20_Text"><text:span text:style-name="T9">#</text:span></text:span><text:span text:style-name="T2"> and a space makes a header.</text:span></text:p>
      <text:p text:style-name="P8"><text:span text:style-name="T2">The more </text:span><text:span text:style-name="Source_20_Text"><text:span text:style-name="T9">#</text:span></text:span><text:span text:style-name="T2">, the smaller the header.</text:span></text:p>
      <text:p text:style-name="P13"/>
      <text:p text:style-name="P8"><text:span text:style-name="T2">For heading level one, there is an alternate “underline” style using </text:span><text:span text:style-name="Source_20_Text"><text:span text:style-name="T9">=</text:span></text:span><text:span text:style-name="T2"><text:line-break/><text:line-break/></text:span><text:span text:style-name="Source_20_Text"><text:span text:style-name="T9">Heading 1</text:span></text:span><text:span text:style-name="T2"><text:line-break/></text:span><text:span text:style-name="Source_20_Text"><text:span text:style-name="T9">=========</text:span></text:span></text:p>
      <text:p text:style-name="P8"><text:span text:style-name="Source_20_Text"><text:span text:style-name="T9"/></text:span></text:p>
      <text:p text:style-name="P8"><text:span text:style-name="Source_20_Text"><text:span text:style-name="T3">You can optionally add more </text:span></text:span><text:span text:style-name="Source_20_Text"><text:span text:style-name="T10">#</text:span></text:span><text:span text:style-name="Source_20_Text"><text:span text:style-name="T11"> </text:span></text:span><text:span text:style-name="Source_20_Text"><text:span text:style-name="T3">at the end to close the header. You don’t need to match the number of </text:span></text:span><text:span text:style-name="Source_20_Text"><text:span text:style-name="T10">#</text:span></text:span><text:span text:style-name="Source_20_Text"><text:span text:style-name="T11"> </text:span></text:span><text:span text:style-name="Source_20_Text"><text:span text:style-name="T3">used at the beginning.</text:span></text:span></text:p>
      <text:p text:style-name="P8"><text:span text:style-name="Source_20_Text"><text:span text:style-name="T3"/></text:span></text:p>
      <text:p text:style-name="P8"><text:span text:style-name="Source_20_Text"><text:span text:style-name="T3">For heading level two, there is an alternate “underline” style using </text:span></text:span><text:span text:style-name="Source_20_Text"><text:span text:style-name="T10">-</text:span></text:span><text:span text:style-name="Source_20_Text"><text:span text:style-name="T3"><text:line-break/><text:line-break/></text:span></text:span><text:span text:style-name="Source_20_Text"><text:span text:style-name="T10">Heading 2</text:span></text:span><text:span text:style-name="Source_20_Text"><text:span text:style-name="T3"><text:line-break/></text:span></text:span><text:span text:style-name="Source_20_Text"><text:span text:style-name="T10">---------</text:span></text:span></text:p>
      <text:p text:style-name="P8"><text:span text:style-name="Source_20_Text"><text:span text:style-name="T10"/></text:span></text:p>
      <text:p text:style-name="P8"><text:span text:style-name="Source_20_Text"><text:span text:style-name="T3">There must be a space between the </text:span></text:span><text:span text:style-name="Source_20_Text"><text:span text:style-name="T10"># </text:span></text:span><text:span text:style-name="Source_20_Text"><text:span text:style-name="T3">and the heading title.</text:span></text:span><text:span text:style-name="Source_20_Text"><text:span text:style-name="T10"><text:line-break/><text:line-break/></text:span></text:span><text:span text:style-name="Source_20_Text"><text:span text:style-name="T3">The title can also contain formatting like bold and italic.</text:span></text:span></text:p>
      <text:p text:style-name="P8"><text:span text:style-name="Source_20_Text"><text:span text:style-name="T10"/></text:span></text:p>
      <text:p text:style-name="P8"><text:span text:style-name="Source_20_Text"><text:span text:style-name="T10"/></text:span></text:p>
      <text:p text:style-name="P18"><text:span text:style-name="Source_20_Text"><text:span text:style-name="T10"/></text:span></text:p>
      <text:p text:style-name="P8"><text:span text:style-name="Source_20_Text"><text:span text:style-name="T10"/></text:span></text:p>
      <text:p text:style-name="P8"><text:span text:style-name="Source_20_Text"><text:span text:style-name="T11"/></text:span></text:p>
      <text:h text:style-name="P3" text:outline-level="2"><text:span text:style-name="Source_20_Text"><text:span text:style-name="T6">Blockquotes</text:span></text:span></text:h>
      <text:p text:style-name="P8"><text:span text:style-name="T2">To create a blockquote, start a line with greater than </text:span><text:span text:style-name="Source_20_Text"><text:span text:style-name="T9">&gt;</text:span></text:span><text:span text:style-name="T2">followed by an optional space.</text:span></text:p>
      <text:p text:style-name="P26">Blockquotes can be nested, and can also contain other formatting.</text:p>
      <text:p text:style-name="P8"><text:soft-page-break/><text:span text:style-name="Source_20_Text"><text:span text:style-name="T3">To keep the quote together, blank lines inside the quote must contain the </text:span></text:span><text:span text:style-name="Source_20_Text"><text:span text:style-name="T10">&gt;</text:span></text:span><text:span text:style-name="Source_20_Text"><text:span text:style-name="T11"> </text:span></text:span><text:span text:style-name="Source_20_Text"><text:span text:style-name="T3">character.</text:span></text:span></text:p>
      <text:p text:style-name="P8"><text:span text:style-name="Source_20_Text"><text:span text:style-name="T3">The space between the </text:span></text:span><text:span text:style-name="Source_20_Text"><text:span text:style-name="T10">&gt;</text:span></text:span><text:span text:style-name="Source_20_Text"><text:span text:style-name="T11"> </text:span></text:span><text:span text:style-name="Source_20_Text"><text:span text:style-name="T3">and the quoted text is optional.</text:span></text:span></text:p>
      <text:p text:style-name="P8"><text:span text:style-name="Source_20_Text"><text:span text:style-name="T11"/></text:span></text:p>
      <text:p text:style-name="P8"><text:span text:style-name="Source_20_Text"><text:span text:style-name="T11"/></text:span></text:p>
      <text:p text:style-name="P9"><text:span text:style-name="Source_20_Text"><text:span text:style-name="T12">My favorite Miss Manners quotes:</text:span></text:span></text:p>
      <text:p text:style-name="P9"><text:span text:style-name="Source_20_Text"><text:span text:style-name="T12">&gt; </text:span></text:span><text:span text:style-name="Source_20_Text"><text:span text:style-name="T22">// </text:span></text:span><text:span text:style-name="Source_20_Text"><text:span text:style-name="T23">blank should have &gt; to keep quote together,</text:span></text:span><text:span text:style-name="Source_20_Text"><text:span text:style-name="T21"> </text:span></text:span></text:p>
      <text:p text:style-name="P9"><text:span text:style-name="Source_20_Text"><text:span text:style-name="T12">&gt;Allowing an unimportant mistake to pass without comment is a wonderful social grace. </text:span></text:span><text:span text:style-name="Source_20_Text"><text:span text:style-name="T23">// Not all line must have &gt;</text:span></text:span></text:p>
      <text:p text:style-name="P9"><text:span text:style-name="Source_20_Text"><text:span text:style-name="T12">&gt;</text:span></text:span><text:span text:style-name="Source_20_Text"><text:span text:style-name="T14"> // all points which represents line break by default must have &gt; to keep quote together</text:span></text:span></text:p>
      <text:p text:style-name="P9"><text:span text:style-name="Source_20_Text"><text:span text:style-name="T12">&gt;Ideological differences are no excuse for rudeness.</text:span></text:span></text:p>
      <text:p text:style-name="P9"><text:span text:style-name="Source_20_Text"><text:span text:style-name="T12">&gt;</text:span></text:span><text:span text:style-name="Source_20_Text"><text:span text:style-name="T14"> </text:span></text:span><text:span text:style-name="Source_20_Text"><text:span text:style-name="T23">// last line must have &gt;</text:span></text:span></text:p>
      <text:p text:style-name="P9"><text:span text:style-name="Source_20_Text"><text:span text:style-name="T23"/></text:span></text:p>
      <text:p text:style-name="P21"><text:span text:style-name="Source_20_Text"><text:span text:style-name="T23"/></text:span></text:p>
      <text:p text:style-name="P9"><text:span text:style-name="Source_20_Text"/></text:p>
      <text:h text:style-name="P4" text:outline-level="2"><text:span text:style-name="Source_20_Text"><text:span text:style-name="T8">Lists</text:span></text:span></text:h>
      <text:p text:style-name="P8"><text:span text:style-name="T2">Unordered lists can use either asterisks </text:span><text:span text:style-name="Source_20_Text"><text:span text:style-name="T9">*</text:span></text:span><text:span text:style-name="T2">, plus </text:span><text:span text:style-name="Source_20_Text"><text:span text:style-name="T9">+</text:span></text:span><text:span text:style-name="T2">, or hyphens </text:span><text:span text:style-name="Source_20_Text"><text:span text:style-name="T9">-</text:span></text:span><text:span text:style-name="T2"> as list markers.</text:span></text:p>
      <text:p text:style-name="P8"><text:span text:style-name="T2">Ordered lists use numbers followed by period </text:span><text:span text:style-name="Source_20_Text"><text:span text:style-name="T9">.</text:span></text:span><text:span text:style-name="T2"> or right paren </text:span><text:span text:style-name="Source_20_Text"><text:span text:style-name="T9">)</text:span></text:span><text:span text:style-name="T2">.</text:span></text:p>
      <text:p text:style-name="P13"/>
      <text:p text:style-name="P13">Each list must consistently use the same character.</text:p>
      <text:p text:style-name="P27">A space is required after each list character</text:p>
      <text:p text:style-name="P13"/>
      <text:p text:style-name="P8"><text:span text:style-name="T2">Don’t want a list? Use backslash to escape:</text:span><text:line-break/><text:span text:style-name="T2">12</text:span><text:span text:style-name="Source_20_Text"><text:span text:style-name="T9">\.</text:span></text:span><text:span text:style-name="T15"> </text:span><text:span text:style-name="T2">An even number.</text:span></text:p>
      <text:p text:style-name="P13"/>
      <text:p text:style-name="P8"/>
      <text:p text:style-name="P10"><text:span text:style-name="Source_20_Text"><text:span text:style-name="T2">You don't have to use ordered numbers:</text:span></text:span><text:span text:style-name="Source_20_Text"><text:line-break/><text:line-break/></text:span><text:span text:style-name="Source_20_Text"><text:span text:style-name="T2">1. One</text:span></text:span><text:span text:style-name="Source_20_Text"><text:line-break/></text:span><text:span text:style-name="Source_20_Text"><text:span text:style-name="T2">1. Two</text:span></text:span><text:span text:style-name="Source_20_Text"><text:line-break/><text:line-break/></text:span><text:span text:style-name="Source_20_Text"><text:span text:style-name="T2">and</text:span></text:span><text:span text:style-name="Source_20_Text"><text:line-break/><text:line-break/></text:span><text:span text:style-name="Source_20_Text"><text:span text:style-name="T2">5. Five</text:span></text:span><text:span text:style-name="Source_20_Text"><text:line-break/></text:span><text:span text:style-name="Source_20_Text"><text:span text:style-name="T2">7. Six</text:span></text:span><text:span text:style-name="Source_20_Text"><text:line-break/><text:line-break/></text:span><text:span text:style-name="Source_20_Text"><text:span text:style-name="T2">Both render an ordered list, the latter will start at 5.</text:span></text:span></text:p>
      <text:p text:style-name="P10"><text:span text:style-name="Source_20_Text"><text:span text:style-name="T13"/></text:span></text:p>
      <text:p text:style-name="P19"><text:span text:style-name="Source_20_Text"><text:span text:style-name="T13"/></text:span></text:p>
      <text:p text:style-name="P10"><text:span text:style-name="Source_20_Text"><text:span text:style-name="T13"/></text:span></text:p>
      <text:p text:style-name="P10"><text:span text:style-name="Source_20_Text"><text:span text:style-name="T13"/></text:span></text:p>
      <text:h text:style-name="P4" text:outline-level="2"><text:soft-page-break/><text:span text:style-name="Source_20_Text"><text:span text:style-name="T5">Links</text:span></text:span></text:h>
      <text:p text:style-name="P26">Links can be either inline with the text, or placed at the bottom of the text as references.</text:p>
      <text:p text:style-name="P8"><text:span text:style-name="T2">Link text is enclosed by square brackets </text:span><text:span text:style-name="Source_20_Text"><text:span text:style-name="T9">[]</text:span></text:span><text:span text:style-name="T2">, and for inline links, the link URL is enclosed by parens </text:span><text:span text:style-name="Source_20_Text"><text:span text:style-name="T9">()</text:span></text:span><text:span text:style-name="T2">.</text:span></text:p>
      <text:p text:style-name="P10"><text:span text:style-name="Source_20_Text"><text:span text:style-name="T13"/></text:span></text:p>
      <text:p text:style-name="P10"><text:span text:style-name="Source_20_Text"><text:span text:style-name="T17">[text](http://a.com)</text:span></text:span><text:span text:style-name="Source_20_Text"><text:span text:style-name="T13"><text:line-break/><text:line-break/></text:span></text:span><text:span text:style-name="Source_20_Text"><text:span text:style-name="T17">[text][id]</text:span></text:span><text:span text:style-name="Source_20_Text"><text:span text:style-name="T13"><text:line-break/></text:span></text:span><text:span text:style-name="Source_20_Text"><text:span text:style-name="T16">⋮</text:span></text:span><text:span text:style-name="Source_20_Text"><text:span text:style-name="T13"><text:line-break/></text:span></text:span><text:span text:style-name="Source_20_Text"><text:span text:style-name="T17">[id]: http://b.org/ "title"</text:span></text:span></text:p>
      <text:p text:style-name="P10"><text:span text:style-name="Source_20_Text"><text:span text:style-name="T13"/></text:span></text:p>
      <text:p text:style-name="P10"><text:span text:style-name="Source_20_Text"><text:span text:style-name="T2">You can also use relative URLs such as</text:span></text:span><text:span text:style-name="Source_20_Text"><text:span text:style-name="T13"><text:line-break/></text:span></text:span><text:span text:style-name="Source_20_Text"><text:span text:style-name="T9">/example.html</text:span></text:span></text:p>
      <text:p text:style-name="P14">Don’t put a space between any of the brackets.</text:p>
      <text:p text:style-name="P14">The title of the link is optional.</text:p>
      <text:p text:style-name="P14">The link definition can be placed anywhere after a blank line, but is generally near the bottom.</text:p>
      <text:p text:style-name="P27">Definition identifiers may consist of letters, numbers, spaces, and punctuation. They are not case sensitive.</text:p>
      <text:p text:style-name="P27">URLs may not become links in Markdown until enclosed in <text:span text:style-name="Source_20_Text"><text:span text:style-name="T1">&lt;</text:span></text:span> and <text:span text:style-name="Source_20_Text"><text:span text:style-name="T1">&gt;</text:span></text:span>. Turn this URL into a link:</text:p>
      <text:p text:style-name="P20"/>
      <text:p text:style-name="P14"/>
      <text:h text:style-name="P5" text:outline-level="2">Images</text:h>
      <text:p text:style-name="P8"><text:span text:style-name="T2">Images are almost identical to links, but an image starts with an exclamation point </text:span><text:span text:style-name="Source_20_Text"><text:span text:style-name="T9">!</text:span></text:span></text:p>
      <text:p text:style-name="P12">![alt](cat.png)<text:line-break/><text:line-break/>![alt][id]<text:line-break/>⋮<text:line-break/>[id]: dog.jpg "title"</text:p>
      <text:p text:style-name="P12"/>
      <text:p text:style-name="P17"><text:span text:style-name="T2">Alternate (alt) text is displayed when the image can't be shown, or for the visually impaired. It's fine to leave this blank but the </text:span><text:span text:style-name="Source_20_Text"><text:span text:style-name="T9">[]</text:span></text:span><text:span text:style-name="T2"> is required.</text:span></text:p>
      <text:p text:style-name="P15"/>
      <text:p text:style-name="P12"><text:span text:style-name="T2">You can also use complete URLs, such as</text:span><text:line-break/><text:a xlink:type="simple" xlink:href="http://a.com/dog.jpg" text:style-name="Internet_20_link" text:visited-style-name="Visited_20_Internet_20_Link"><text:span text:style-name="Source_20_Text"><text:span text:style-name="T9">http://a.com/dog.jpg</text:span></text:span></text:a></text:p>
      <text:p text:style-name="P12"><text:span text:style-name="Source_20_Text"><text:span text:style-name="T9"/></text:span></text:p>
      <text:p text:style-name="P12"><text:soft-page-break/><text:span text:style-name="Source_20_Text"><text:span text:style-name="T4">Make sure there are no spaces between the brackets.</text:span></text:span></text:p>
      <text:p text:style-name="P12"><text:span text:style-name="Source_20_Text"><text:span text:style-name="T9"/></text:span></text:p>
      <text:p text:style-name="P12"><text:span text:style-name="Source_20_Text"><text:span text:style-name="T4">Definition identifiers may consist of letters, numbers, spaces, and punctuation. They are not case sensitive.</text:span></text:span></text:p>
      <text:p text:style-name="P27">The link definition can be placed anywhere after a blank line, but is generally near the bottom.</text:p>
      <text:p text:style-name="P27">The title of the image is optional.</text:p>
      <text:p text:style-name="P27">A title provides more textual detail about what the image shows or contains.</text:p>
      <text:p text:style-name="P27"/>
      <text:p text:style-name="P28"><text:span text:style-name="Source_20_Text"><text:span text:style-name="T9"/></text:span></text:p>
      <text:h text:style-name="P7" text:outline-level="2"><text:span text:style-name="Source_20_Text"><text:span text:style-name="T7">Code</text:span></text:span></text:h>
      <text:p text:style-name="P12"><text:span text:style-name="Source_20_Text"><text:span text:style-name="T9"/></text:span></text:p>
      <text:p text:style-name="P12"><text:span text:style-name="Source_20_Text"><text:span text:style-name="T4">To create inline code, wrap with backticks </text:span></text:span><text:span text:style-name="Source_20_Text"><text:span text:style-name="T9">`</text:span></text:span><text:span text:style-name="Source_20_Text"><text:span text:style-name="T4">.</text:span></text:span></text:p>
      <text:p text:style-name="P8"><text:span text:style-name="T2">To create a code block, either indent each line by 4 spaces, or place 3 backticks </text:span><text:span text:style-name="Source_20_Text"><text:span text:style-name="T9">```</text:span></text:span><text:span text:style-name="T2">on a line above and below the code block.</text:span></text:p>
      <text:p text:style-name="P12"><text:span text:style-name="Source_20_Text"><text:span text:style-name="T9"/></text:span></text:p>
      <text:p text:style-name="P12"><text:span text:style-name="Source_20_Text"><text:span text:style-name="T4">Remember, one level of indentation in a code block equals 4 spaces or one tab.</text:span></text:span></text:p>
      <text:p text:style-name="P16">Remember, one level of indentation in a code block equals 4 spaces or one tab.</text:p>
      <text:p text:style-name="P15"/>
      <text:p text:style-name="P15">3 backticks on a single line <text:span text:style-name="Source_20_Text"><text:span text:style-name="T1">```</text:span></text:span> marks the beginning and end of a code block.</text:p>
      <text:p text:style-name="P27">This is sometimes called a “code fence”.</text:p>
      <text:p text:style-name="P15"/>
      <text:p text:style-name="P22"/>
      <text:p text:style-name="P15"/>
      <text:h text:style-name="P6" text:outline-level="2">Nested Lists</text:h>
      <text:p text:style-name="P26">To nest one list within another, indent each item in the sublist by four spaces. You can also nest other elements like paragraphs, blockquotes or code blocks.</text:p>
      <text:p text:style-name="P25">You can mix ordered and unordered lists.</text:p>
      <text:p text:style-name="P25">To nest a <text:span text:style-name="T20">paragraph</text:span> or <text:span text:style-name="T20">blockquote</text:span>, indent by either 4 spaces or one tab.<text:line-break/><text:line-break/>To nest a <text:span text:style-name="T20">code block</text:span>, indent by either 8 spaces or two tabs, or use a <text:span text:style-name="Source_20_Text"><text:span text:style-name="T1">```</text:span></text:span> code block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Mono" svg:font-family="'Roboto Mono'"/>
    <style:font-face style:name="Roboto Mono1" svg:font-family="'Roboto Mono', Monaco, Menlo, 'Ubuntu Mono', Consolas, source-code-pro, monospace"/>
    <style:font-face style:name="Roboto" svg:font-family="Roboto, HelveticaNeue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1:59:54.200837936</meta:creation-date>
    <meta:generator>LibreOffice/5.1.6.2$Linux_X86_64 LibreOffice_project/10m0$Build-2</meta:generator>
    <dc:date>2017-12-18T19:02:18.299934456</dc:date>
    <meta:editing-duration>PT2H31M8S</meta:editing-duration>
    <meta:editing-cycles>12</meta:editing-cycles>
    <meta:document-statistic meta:table-count="1" meta:image-count="1" meta:object-count="0" meta:page-count="6" meta:paragraph-count="112" meta:word-count="965" meta:character-count="5389" meta:non-whitespace-character-count="4521"/>
  </office:meta>
</office:document-meta>
</file>